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llo Sir or Madam,</text:span></text:p>
      <text:p text:style-name="P1"><text:span text:style-name="T1">In Analytics vidya Jobathon I have Used the All algorithms which ever i know before that I have fill the missing values with 'yes' in Credit _product column, and in one ipynb file removed outliers and applied ANN , and I have done normalization bcoz data is not Gaussion Distributed and done normalization ,used Random forest but its Over fitted ,</text:span></text:p>
      <text:p text:style-name="P1"><text:span text:style-name="T1">So my final model AN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